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Standard" style:list-style-name="L1">
      <style:paragraph-properties fo:text-align="start" style:justify-single-word="false"/>
    </style:style>
    <style:style style:name="P6" style:family="paragraph" style:parent-style-name="Standard" style:list-style-name="L2">
      <style:paragraph-properties fo:text-align="start" style:justify-single-word="false"/>
    </style:style>
    <style:style style:name="P7" style:family="paragraph" style:parent-style-name="Standard">
      <style:paragraph-properties fo:text-align="start" style:justify-single-word="false"/>
      <style:text-properties style:text-underline-style="solid" style:text-underline-width="auto" style:text-underline-color="font-color"/>
    </style:style>
    <style:style style:name="P8" style:family="paragraph" style:parent-style-name="Standard">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EF</text:p>
      <text:p text:style-name="P1">Philosophical Approach</text:p>
      <text:p text:style-name="P4"/>
      <text:p text:style-name="P7">Introduction</text:p>
      <text:p text:style-name="P4">This document describes the philosophy behind the Computer Emulation Framework (CEF). <text:s/>It is intended to provide a high-level conceptual overview of CEF and discusses the reasoning behind the design decisions.</text:p>
      <text:p text:style-name="P4"/>
      <text:p text:style-name="P7">Problem Statement</text:p>
      <text:p text:style-name="P4">There are four main end goals of CEF: 1) the emulation of obsolete computer hardware, 2) the ability to run software from one hardware platform on another, 3) the ability to easily develop and debug a low-level software, and 4) the ease of developing emulators for different hardware. <text:s/>The first two end goals have been discussed in various places over the years. <text:s/>The third goal recognizes the difficulty in developing low-level software (such as Operating System kernels) with high-level tools. <text:s/>The hardware abstraction provided by modern software platforms (such as Linux and Microsoft Windows) presents a barrier to the low-level programmer. <text:s/>Most often, the developer is forced to a) do all development on a software platform that doesn't provide the advantages of a modern OS (such as MSDOS), c) to use a system dedicated to running and testing the software which is different than the system used to code and compile it, or c) reboot the computer to run/test the software. <text:s/>In the second case, the transfer of the object code to the target system also slows down the development cycle. <text:s/>In the third case, the shutdown/reboot/startup of the modern OS significantly slows down the development cycle. <text:s/>Finally, debugging the software in situ is made difficult by the relatively primitive tools, or no tools at all, available on the target system while the target software is running.</text:p>
      <text:p text:style-name="P4"/>
      <text:p text:style-name="P4">Although not stated goals of CEF, there are other potential uses for it (and other emulators), including its use in teaching about the low-level hardware/software interface, and the ability to walk-through the operation of software for which no source is available.</text:p>
      <text:p text:style-name="P4"/>
      <text:p text:style-name="P4">Emulators can solve these problems, and are often used to do so. <text:s/>However, this requires development of different emulators – almost always from scratch. <text:s/>The more sophisticated the emulator, in terms of features, the more time is required to develop a solution.</text:p>
      <text:p text:style-name="P4"/>
      <text:p text:style-name="P4">Although some frameworks, such as SimH, provide the tools necessary for effectively writing numerous emulators, they suffer from several problems, including extensive source code modifications to extend the model to new hardware. <text:s/>For instance, to add a new type of I/O device to SimH requires not just writing code to emulate the device, but also changes to other parts of the SimH code base to make use of that device. <text:s/>Further, the code model requires the use of global data in a way that enables pathological coupling. <text:s/>This tight integration of the device emulation code to the rest of the SimH source code <text:span text:style-name="T1">does</text:span> provide the advantage of faster execution speeds <text:span text:style-name="T1">but</text:span> at a cost of the increased likelihood of the creation of source code forks if multiple independent developers are using the framework. <text:s/>Finally, this kind of framework requires the use of a common development system in order to compile the code on multiple hardware/software platforms even when a common language, such as C, is used. <text:s/>Not only that but, although barely worthy of mention in the case of SimH, the developer using this kind of framework is locked into whatever programming language is used for the framework. <text:s/>Although SimH is mentioned here by name, these problems are common to most emulation frameworks.</text:p>
      <text:p text:style-name="P4"/>
      <text:p text:style-name="P8">The Solution</text:p>
      <text:p text:style-name="P4">We will not address the advantages of emulation, in general, here. <text:s/>Rather we will now discuss an <text:soft-page-break/>approach that solves the issue of the difficulty of writing new emulators without the aforementioned disadvantages of the currently available emulation frameworks.</text:p>
      <text:p text:style-name="P4"/>
      <text:p text:style-name="P4">The solution is simple, and therefore elegant: the use of <text:span text:style-name="T1">component</text:span>s. <text:s/>A CEF component is analogous to a hardware component. <text:s/>As hardware components are connected together in standard ways to build entire computer hardware platforms, so CEF components can be connected together to emulate entire computer hardware platforms. <text:s/>It is neither necessary, nor desirable, for a given hardware component to know about the internal implementation of another component that it is connected to. <text:s/>Rather, it simply must be able to handle the inputs and outputs of the other component. Thus, CEF components provide a set of clearly defined inputs and outputs which can be connected to any other compliant CEF component. <text:s/>Thus a CEF emulator is simply a definition of components and how they are connected.</text:p>
      <text:p text:style-name="P4"/>
      <text:p text:style-name="P4">Although CEF components could be implemented at the discrete electronic component level (e.g. resistors, logic gates, or ICs), doing so would result in a emulation whose performance would be far inferior to the actual hardware being emulated. <text:s/>Thus, the components must be defined at a high-enough level of abstraction that the resulting system would have acceptable performance. <text:s/>Therefore, for instance, data is transferred via passing a pointer to data instead of requiring the signaling of individual bits on a data bus.</text:p>
      <text:p text:style-name="P4"/>
      <text:p text:style-name="P4">There are some advantages to the use of software components over their hardware equivalents in terms of ease-of-use. <text:s/>Because data transfer between software components is simple, we avoid the problems of matching data transfer speeds or cabling between and input and output device (such as between a old Ethernet device and a new fiber device). <text:s/>We can also mix and match devices with different data bus widths (such as between a 64-bit CPU and 8-bit memory). <text:s/>This meets our goal of simplifying the creation of emulators since a single memory component can suffice for all needs. <text:s/>Another example of the benefits is that certain complexities introduced by the implementation of some hardware components, such as refresh of dynamic memory, are not required in the software emulation, and there is no need to implement, or propagate, these kinds of signals.</text:p>
      <text:p text:style-name="P4"/>
      <text:p text:style-name="P4">However, the general nature of CEF components does add a slight burden to the developer since he must be more rigorous in development due to the fact that he cannot know every possible use of his component. <text:s/>This is more than made up for in that the average developer need only concentrate on the portions of emulation which are truly unique to the hardware he is targeting. <text:s/>Common components for things, such as memory, will already be available for use without the need for the developer to create and test them. <text:s/>Even many I/O device components will be available, leaving the developer free to concentrate on the CPU and special devices. <text:s/>In fact, the developer may find that nearly every component, including CPU, is available and he need only specify how they are to be connected, and perhaps write a single integrating component.</text:p>
      <text:p text:style-name="P4"/>
      <text:p text:style-name="P4">Central to the operation of the components is a kernel that marshals and connects them, and provides some sort of UI for the end user. <text:s/>CEF specifically doesn't address the UI, so that it may be implementation-dependent. <text:s/>CEF is equally applicable to a GUI or a text-based interface. <text:s/>The kernel, which we shall hereinafter call the CEF Application, is the only stand-alone executable file required for CEF. <text:s/>It is also the only code that is required to be implemented in order to make CEF available on a given platform. <text:s/>This application also provides many common utilities for components to simplify their development.</text:p>
      <text:p text:style-name="P4"/>
      <text:p text:style-name="P4">Although details will differ based on the platform hosting the emulation, a sufficiently general interface for components will result in the ability to write a given component in any language for any specific <text:soft-page-break/>compiler, thus freeing CEF from the restrictions of other frameworks.</text:p>
      <text:p text:style-name="P4"/>
      <text:p text:style-name="P7">Details</text:p>
      <text:p text:style-name="P4">We will not delve too deeply into the details of the CEF specification, which is freely available to the public. <text:s/>Instead, we will examine components at a high-level. <text:s/>For more information, see the specification.</text:p>
      <text:p text:style-name="P4"/>
      <text:p text:style-name="P4">Note that CEF uses some ancillary standards including the UEH unified error codes to return status, and the debugging interface standard – both from the Application Foundation.</text:p>
      <text:p text:style-name="P4"/>
      <text:p text:style-name="P4">CEF uses a class hierarchy to implement the components. <text:s/>There are rules that CEF adheres to for parameter passing, which reduce the possibility of errors due to invalid assumptions. <text:s/>These rules include the following:</text:p>
      <text:list xml:id="list41444190" text:style-name="L1">
        <text:list-item>
          <text:p text:style-name="P5">A consistent parameter passing mechanism.</text:p>
        </text:list-item>
        <text:list-item>
          <text:p text:style-name="P5">A consistent size and format for integer values.</text:p>
        </text:list-item>
        <text:list-item>
          <text:p text:style-name="P5">Variable length data is passed indirectly by pointers and must be null terminated unless it is accompanied by a separate length value parameter.</text:p>
        </text:list-item>
        <text:list-item>
          <text:p text:style-name="P5">Data passed indirectly via pointers is only guaranteed to be valid until the called routine returns. <text:s/>Thus the caller must finish with the data before returning. <text:s/>If the caller needs the data after the return, it must make a local copy. <text:s/>Indirect data returned by a called method is only guaranteed to be valid until the next time a method of that object is called. <text:s/>The caller must make a copy if it needs it across the next call to the same object.</text:p>
        </text:list-item>
      </text:list>
      <text:p text:style-name="P4"/>
      <text:p text:style-name="P4">There are a small set of different types of components which implement different types of objects. <text:s/>For instance, CPU objects, Memory objects, and Clock objects. <text:s/>Each type of component has two APIs: an API common to all components and a unique API that is tailored to the type of object. <text:s/>The mechanism used is that the common API can serve up an instance of one of the unique APIs. <text:s/>This is used instead of descending the unique classes from the common class because it allows the backwards-compatible extension of the common API.</text:p>
      <text:p text:style-name="P4"/>
      <text:p text:style-name="P4">Memory components are components that operate in a particular manner with an appropriate API. <text:s/>They may implement an actual RAM emulation, but they may also implement a front-panel. <text:s/>A CPU component may implement a GPU, CPU, FPU, or IO processor. <text:s/>Or it may implement one core of a CPU. <text:s/>Note that some types of components could conceivably be implemented as other types (a keyboard could be implemented as a memory component, for instance), but for the sake of sensible abstraction, some types of components are broken out into their own types.</text:p>
      <text:p text:style-name="P4"/>
      <text:p text:style-name="P4">We will now briefly describe the various types of components.</text:p>
      <text:p text:style-name="P4"/>
      <text:p text:style-name="P3">The UI Component</text:p>
      <text:p text:style-name="P4">The UI component is created by the CEF Application and passed to each component that is constructed. <text:s/>In practice, this is a singleton. <text:s/>It provides 1) an asynchronous callback mechanism to the CEF Application for alerts (such as watchpoint notices), 2) component signal management and propagation, 3) access to the master clock, 4) port management, 5) thread management, and 6) embedded (tabbed) window management.</text:p>
      <text:p text:style-name="P4"/>
      <text:p text:style-name="P3">The Clock</text:p>
      <text:p text:style-name="P4">The clock component is a singleton. <text:s/>It is not a real-time day/time clock component. <text:s/>Rather, it is the master synchronizer for a running emulator. <text:s/>It has a emulation resolution of 1 nanosecond. <text:s/>The <text:soft-page-break/>remaining component types all have an wake method. <text:s/>Components are responsible for blocking themselves from further execution, after some atomic packet of work is finished, until the master clock calls their wake method to allow more execution. <text:s/>It is possible for simplistic emulation to have no master clock. <text:s/>Before a component attempts to block, it should check for a NULL instance of the clock. <text:s/>If NULL, no blocking occurs. <text:s/>Otherwise, the component indicates how many nanoseconds the work it just accomplished should take. <text:s/>It will be unblocked when that amount of emulated time is passed.</text:p>
      <text:p text:style-name="P4"/>
      <text:p text:style-name="P4">The clock can operate in three modes: 1) Ignore block – the calling component is immediately unblocked. <text:s/>To support this mode, the component must set it's blocked flag <text:span text:style-name="T3">before</text:span> calling the clock. 2) Default – Components are unblocked relative to each other depending upon when they blocked and for how long. 3) Synchronized – Emulation is paused so that it emulation time does not exceed real-time. <text:s/>This allows software that is time-delay-dependant to still work properly. <text:s/>Note, however, that it is possible for real-time to pass more quickly than emulated time when emulating a complex system or when emulating a fast modern system.</text:p>
      <text:p text:style-name="P4"/>
      <text:p text:style-name="P4">Thus, a single thread of execution follows this path: Execution passes to a component (say, a CPU), which makes a call to another component (say, a read to memory), which returns the data, after telling the clock to block for however long the access time is. <text:s/>Upon return, the calling component operates on the data and then tells the clock to block for however long the operation took in emulated time. <text:s/>The component then passes control to the UI so that housekeeping can take place (such as message processing, etc). <text:s/>The UI then passes control to the clock which wakes the next component in order, which then does some work, blocks, and passes control to the UI. <text:s/></text:p>
      <text:p text:style-name="P4"/>
      <text:p text:style-name="P4">One advantage to the master clock is that there is no possibility of two things happening at once. <text:s/>Even if two components were scheduled to wake at the same emulation time, only one is run at a time. <text:s/>This significantly simplifies the programming, since there is no need to write thread-safe code. <text:s/>All component interactions are inherently thread-safe.</text:p>
      <text:p text:style-name="P4"/>
      <text:p text:style-name="P4">CEF does support multi-threading pursuant to the following rules. <text:s/>1) It must not circumvent the operation of the master clock. <text:s/>That is, even if multi-threading is used to speed execution up, components must still block and unblock as described above. <text:s/>2) Interactions between two components must be synchronous. <text:s/>That is, no component can be <text:span text:style-name="T1">required</text:span> to support multiple threads. <text:s/>3) Before creating a thread, a request must be made through the UI Component so that the maximum number of threads used by the entire emulator doesn't exceed the limit allowed by the CEF Application or the user (via options, for instance). <text:s/>Therefore, the safest place to use threads is in emulated I/O operations where the completion of the operation can be reported immediately. <text:s/>A prime example of this is in a screen display device. <text:s/>Typically such a device reads and writes to a video RAM, which then updates a video display. <text:s/>Such read and write operations happen at memory speed (ie effectively instantly), even though it may take awhile for the screen to register a change to the RAM (usually at next refresh, in hardware terms). <text:s/>Thus, a thread can be run whose sole purpose is to update an emulated display based on changes in the video memory.</text:p>
      <text:p text:style-name="P4"/>
      <text:p text:style-name="P3">CPU</text:p>
      <text:p text:style-name="P4">CPU components provide the following services: disassembly, assembly, and execution.</text:p>
      <text:p text:style-name="P4"/>
      <text:p text:style-name="P3">Memory</text:p>
      <text:p text:style-name="P4">Memory components respond to read and write operations for given addresses. <text:s/>This may be to store or retrieve data (for RAM), or to input or output data (for a memory-mapped I/O device), or to display something (for a front-panel). <text:s/>Rather than support several memory components, each of which does <text:soft-page-break/>the same thing, but supports a different data width, all memory operations are done in n bits, where n is rounded up to a multiple of 8 bits (one byte). <text:s/>Thus, a 12-bit machine would waste 4 bits out of every 4 bytes in memory, but would still appear to be reading and writing 12 bit words from the emulated software's perspective. <text:s/>Thus a single memory component can suffice for all data sizes.</text:p>
      <text:p text:style-name="P4"/>
      <text:p text:style-name="P3">Keyboards</text:p>
      <text:p text:style-name="P4">Keyboards provide a means of getting user input.</text:p>
      <text:p text:style-name="P4"/>
      <text:p text:style-name="P3">Cables</text:p>
      <text:p text:style-name="P4">A Cable component represents an I/O device. <text:s/>It could emulate and actual physical cable between two components, but usually it is used to represent a serial or parallel I/O device. <text:s/>For instance, most terminals would be implemented as Cables.</text:p>
      <text:p text:style-name="P4"/>
      <text:p text:style-name="P7">Assemblers</text:p>
      <text:p text:style-name="P4">An assembler is an object that is supplied by, and interacts with, a CPU for the purpose of assembling code for the CPU. <text:s/>It also interacts with a Master Assembler object which provides numerous services such as symbol management, common directives, macros, expression handling, listings, cross-references and so forth. <text:s/>As a consequence, the assembler for a CPU object is simplified so that it only need know about the instructions for the CPU and any unique directives. <text:s/>Assemblers direct their output to the master assembler, which places the instructions and data into memory. <text:s/>Thus, they do not need to support file output. <text:s/>Because CPUs, Assemblers, and Master Assemblers are objects, stand-alone assemblers can be easily written using the same components as are used for CEF.</text:p>
      <text:p text:style-name="P4"/>
      <text:p text:style-name="P7">Standard Behaviors</text:p>
      <text:p text:style-name="P4">The component APIs support various features for use in software development. <text:s/>For example, profiling support makes debugging and performance tuning easier. <text:s/>It does add some additional work to component developer, but the reporting of profiling information is simplified and standardized so that the incremental burden to the developer is minimal. <text:s/>Further, profiling support is optional for any component, although component developers are encouraged to provide it.</text:p>
      <text:p text:style-name="P4"/>
      <text:p text:style-name="P4">Watchpoints and breakpoints are also important debugging features. <text:s/>Breakpoints are simply execution watchpoints used by CPUs. <text:s/>Watchpoint management is provided by the CEF Application services, so the cost to the component developer is simply that of asking the watchpoint manager if a watchpoint has been set and notifying the UI Component if the watchpoint has been triggered (a simple comparison operation). <text:s/>Watchpoints can be ignored by components, but component developers are encouraged to provide the support.</text:p>
      <text:p text:style-name="P4"/>
      <text:p text:style-name="P4">Examine/Deposit. <text:s/>Normal Read/Write or I/O operations check watchpoints, which would be improper for cases where the user is directly accessing data during debugging. <text:s/>Thus, Examine and Deposit are supported which do the reads and writes without triggering watchpoints, or affecting profiling information. <text:s/>Again, the burden on the component developer is minimal. <text:s/>Standard implementation is to have Examine/Deposit do the actual work and make the Read/Write simply check watchpoints and then call Examine/Deposit. <text:s/>Both sets of operations must be supported in components. <text:s/>Note that Examine and Deposit on a CPU component provide a means of querying the CPU for its internal state for display by a UI.</text:p>
      <text:p text:style-name="P4"/>
      <text:p text:style-name="P4">Buses, or fan-out support is provided by the mechanism of Outputs and Inputs. <text:s/>Each component supports 0 or more output connections and 0 or more input connections. <text:s/>As the CEF Application constructs an emulator, it tells each component which other components to connect to as inputs and/or <text:soft-page-break/>outputs (usually both). <text:s/>Thus, several different components can be connected to a single CPU for a simple computer system. <text:s/>Essentially this is creating a bus that has the CPU on one end and the other components on the other end. <text:s/>Although, unlike a bus, the non-CPU components would not detect data from each other. <text:s/>This makes the emulation more efficient. <text:s/>In cases where various components may be sending data to each other, a separate bus component may be necessary to prevent ringing (data infinitely flowing back and forth between components).</text:p>
      <text:p text:style-name="P4"/>
      <text:p text:style-name="P7">Additional Support</text:p>
      <text:p text:style-name="P4">CEF supports various additional concepts, which may or may not be used in a given emulator:</text:p>
      <text:list xml:id="list42618787" text:style-name="L2">
        <text:list-item>
          <text:p text:style-name="P6">Multiple stacks per processor</text:p>
        </text:list-item>
        <text:list-item>
          <text:p text:style-name="P6">Multiple (eg Virtual and physical) address spaces</text:p>
        </text:list-item>
        <text:list-item>
          <text:p text:style-name="P6">Ports for easily connecting I/O devices.</text:p>
        </text:list-item>
        <text:list-item>
          <text:p text:style-name="P6">Special signals between components (such as interrupts, status, etc).</text:p>
        </text:list-item>
        <text:list-item>
          <text:p text:style-name="P6">Tracing</text:p>
        </text:list-item>
        <text:list-item>
          <text:p text:style-name="P6">Save/restore state, and content dumps/loads</text:p>
        </text:list-item>
        <text:list-item>
          <text:p text:style-name="P6">Optional latency</text:p>
        </text:list-item>
        <text:list-item>
          <text:p text:style-name="P6">Optional protocol, baud, start/stop bits, and parity on cables</text:p>
        </text:list-item>
        <text:list-item>
          <text:p text:style-name="P6">LED support on keyboards</text:p>
        </text:list-item>
        <text:list-item>
          <text:p text:style-name="P6">Versioning and Feature Support queries for backwards compatibility with older versions of the CEF specification.</text:p>
        </text:list-item>
        <text:list-item>
          <text:p text:style-name="P6">Radix support for bases 2 through 36.</text:p>
        </text:list-item>
        <text:list-item>
          <text:p text:style-name="P6">Memory supports both ROM and RAM.</text:p>
        </text:list-item>
        <text:list-item>
          <text:p text:style-name="P6">CPU Single-step.</text:p>
        </text:list-item>
        <text:list-item>
          <text:p text:style-name="P6">Component internals debugging support.</text:p>
        </text:list-item>
        <text:list-item>
          <text:p text:style-name="P6">Pause and Halt supported even if the processor doesn't natively support them.</text:p>
          <text:p text:style-name="P6"/>
        </text:list-item>
      </text:list>
      <text:p text:style-name="P7">Files</text:p>
      <text:p text:style-name="P4">File formats for save/restore are defined so that any memory component can restore the data saved by another memory component. <text:s/>The CEF Application supports an emulator file whose plain-text contents define which components to use, how to connect them, how to initialize them, what descriptive names to give them and whether/how to start the emulated machine executing.</text:p>
      <text:p text:style-name="P4"/>
      <text:p text:style-name="P8">Reference Implementation</text:p>
      <text:p text:style-name="P4">A reference implementation of CEF has been written which includes numerous components that can be used for creating emulators on that platform. <text:s/>This is called CEF32 which is an open-source 32-bit Windows application, written in Pascal. <text:s/>It provides a GUI, including an IDE-like editor, for CEF. <text:s/>It uses COM (in a minimal fashion) as the interface model for components, and each component is served up by a DLL. <text:s/>Several complete emulators as well as numerous components are available.</text:p>
      <text:p text:style-name="P4"/>
      <text:p text:style-name="P7">Case Study</text:p>
      <text:p text:style-name="P4">Here we will briefly describe parts of CEF32 to illustrate some of the CEF concepts.</text:p>
      <text:p text:style-name="P4"/>
      <text:p text:style-name="P4">CEF32 provides a generic Front Panel component which provides a graphic representation of an old-style front panel, consisting of LEDs for address and data paths, as well as data switches. <text:s/>The front panel is implemented as a Memory component. <text:s/>It represents, when queried, that it responds to all memory addresses. <text:s/>When data reads or writes occur, the front panel updates the LEDs to indicate the data and address values being read/written. <text:s/>A dark red indicates an LED that is off, and a light red indicates one that is on. <text:s/>The component never responds with data on reads (except when reading the address associated with the data buttons), and ignores writes other than to update LEDs. <text:s/>Various status <text:soft-page-break/>LEDs are also updated, but not all can be set based solely on the read or write requests that the component receives. <text:s/>Some LEDs on actual front panels represent special signals from the CPU. <text:s/>In the emulator, this is handled by the front panel querying the CPU component for which signals it outputs and creating a virtual LED for each one. <text:s/>The CPU sends signals via the UI Component, which then distributes the signal notices to all components which have requested signal notifications. <text:s/>The front panel is one of these, and when a signal notice is received, the appropriate LED is changed.</text:p>
      <text:p text:style-name="P4"/>
      <text:p text:style-name="P4">The front panel component is generalized so that it can be initialized to any number of data or address bits (up to 64), and since it queries whatever CPU component is connected to it, it can display any signal from any CPU. <text:s/>Because the front panel component is implemented as a standard CEF Memory component, it is interoperable with any CEF emulation. <text:s/>This illustrates the advantage of the plug-and-play nature of CEF components.</text:p>
      <text:p text:style-name="P4"/>
      <text:p text:style-name="P4">Other uses for similar Memory components can also be imagined. <text:s/>For instance, a graphical representation of memory could be used to view memory access patterns for learning or debugging purposes.</text:p>
      <text:p text:style-name="P4"/>
      <text:p text:style-name="P4">Other CEF Memory components include various UNIBUS memory-mapped I/O devices.</text:p>
      <text:p text:style-name="P4"/>
      <text:p text:style-name="P4">In the case of the Altair emulator, the Z80 CPU component is used for the CPU. <text:s/>This component can emulate an Intel 8080, Intel 8085, or a Zilog Z80. <text:s/>At start-up, it is initialized to 8080 mode, but a one-line change to the emulator file would produce a Z80/S100 system emulation. <text:s/>In this simplistic system, the CPU is connected to the Altair system unit component and 64 Kb RAM Memory component.</text:p>
      <text:p text:style-name="P4"/>
      <text:p text:style-name="P4">The Altair system Component is a version of the above described front panel component, with some additional features. <text:s/>It serves as a bus that can connect multiple serial I/O devices (emulating MITS </text:p>
      <text:p text:style-name="P4">88SIO boards). <text:s/>These could be connected directly to the CPU, but the Altair component “publishes” the potential ports to the UI component so that the user can easily connect a terminal component to any port (or several terminals to several ports).</text:p>
      <text:p text:style-name="P4"/>
      <text:p text:style-name="P4">Once the Altair emulator is loaded by CEF32, all that remains is for the user to load software into memory and begin it's execution. <text:s/></text:p>
      <text:p text:style-name="P4"/>
      <text:p text:style-name="P4">Note that for the PDP-11 emulator, memory management is included in the PDP11 CPU component rather than it being a separate MMU that logically sits between the CPU and the UNIBUS/RAM. <text:s/>It could easily have been done as a separate component, but since its architecture is unique to the PDP-11 platform (and thus unlikely to be used anywhere else), it was deemed unnecessary to decouple it from the CPU. <text:s/>This improved performance since internal calls within a component have less overhead than external calls, and somewhat simplified the programming of the memory management. <text:s/>This illustrates that the way hardware components are segregated into different CEF components is largely dependent upon practical considerations related to both performance and development concerns. <text:s/>In the case of the DL11W UNIBUS device, it was implemented as two separate devices: a DL11 serial I/O card and a KW11L real-time clock (which was what the hardware was a combination of). <text:s/>Thus, connecting a DL11W to the emulator is a matter of connecting the two independent components. <text:s/>Several models of DL11, apart from the DL11W, were produced. <text:s/>In some cases, the only difference was whether the serial line was EIA232 or Current-loop. <text:s/>Since they operated the same, except for electrical differences, the Cable components see no difference between these models. <text:s/>Thus we see another example of the advantage of leaving the implementation at a higher level of abstraction.</text:p>
      <text:p text:style-name="P4"/>
      <text:p text:style-name="P4"><text:soft-page-break/>Various terminal components are available with CEF32. <text:s/>One example is the VT05 “glass teletype”. <text:s/>It is a Cable component since it is viewed from the outside as a single serial-line interface. <text:s/>The terminal, as well as various I/O components such as the DL11 and MITS 88SIO, have baud rate settings, but also can operate at 0 baud. <text:s/>0 baud is a special case that simply means “do I/O as fast as it comes through and ignore the baud rate specified on the other end of the logical cable”. <text:s/>This is the default setting so that the user need not mess with such settings. <text:s/>However, if <text:span text:style-name="T3">both</text:span> terminal and I/O device are set to a non-zero baud, then they should act appropriately, meaning a mis-interpretation of data if there is a mismatch in baud. <text:s/>The reason is to allow the simulation of baud rate, if desired, without forcing it upon the user. <text:s/>This illustrates the CEF approach of defaulting to the least troublesome configuration of components while still allowing a detailed level of emulation when it is desired.</text:p>
      <text:p text:style-name="P4"/>
      <text:p text:style-name="P4">Terminal components can operate with RTS/CTS/DTR signal handshaking which operate the same as signals from any other component. <text:s/>When a Cable component is connected to a serial I/O device component, the I/O device requests signal notification and then ignores any signal not from the connected cable (some devices may pay attention to other signals, such as interrupt handshaking). <text:s/>Thus, CEF terminal components can operate as any serial device for any emulation that calls for them, just as with hardware terminals and the things they can connect to. <text:s/>The CEF32 Terminal components use threads to display data on the virtual screen so that the emulation is not slowed down by Windows screen updates. <text:s/>However, limitations on the number of threads allowed may result in a terminal running in non-threaded mode. <text:s/>In either case, there is an update routine which modifies an internal bitmap image of the screen, and then stretches it to fit it on the window. <text:s/>In threaded mode, the update thread waits for an update and then clears the update flag and proceeds to call the update routine. <text:s/>In non-threaded mode the update routine is called immediately after the change happens. <text:s/>Obviously, this can slow down the emulation speed significantly.</text:p>
      <text:p text:style-name="P4"/>
      <text:p text:style-name="P4">CEF32 provides a means of embedding displays (whether front panels or terminals) within tabs in the CEF32 application, or as stand-alone windows.</text:p>
      <text:p text:style-name="P4"/>
      <text:p text:style-name="P7">Summary</text:p>
      <text:p text:style-name="P4">CEF provides a plug-and-play architecture using independent components that can be reused and connected easily to form numerous emulated hardware configurations. <text:s/>Freely available common components, such as RAM and serial terminals, mean that the emulator developer can more quickly create the machine emulation desired.</text:p>
      <text:p text:style-name="P4"/>
      <text:p text:style-name="P7">Resources</text:p>
      <text:p text:style-name="P4">CEF web site, including specification and a link to CEF32: <text:a xlink:type="simple" xlink:href="http://cef.sourceforge.net/">http://cef.sourceforge.net</text:a></text:p>
      <text:p text:style-name="P4"/>
      <text:p text:style-name="P4">Application Foundation (UEH and debugging interface) web site: <text:a xlink:type="simple" xlink:href="http://appfoundation.sourceforge.net/">http://appfoundation.sourceforge.net</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an Conroy</meta:initial-creator>
    <meta:creation-date>2010-03-24T17:02:18.14</meta:creation-date>
    <dc:date>2010-03-25T14:42:49.25</dc:date>
    <dc:creator>Alan Conroy</dc:creator>
    <meta:editing-duration>PT20H15M26S</meta:editing-duration>
    <meta:editing-cycles>9</meta:editing-cycles>
    <meta:generator>OpenOffice.org/3.2$Win32 OpenOffice.org_project/320m12$Build-9483</meta:generator>
    <meta:document-statistic meta:table-count="0" meta:image-count="0" meta:object-count="0" meta:page-count="8" meta:paragraph-count="91" meta:word-count="4505" meta:character-count="27782"/>
  </office:meta>
</office:document-meta>
</file>